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5cm" svg:y="6cm" presentation:class="title" presentation:user-transformed="true">
          <draw:text-box>
            <text:p text:style-name="P1">Базовые операции</text:p>
          </draw:text-box>
        </draw:frame>
        <draw:frame presentation:style-name="pr2" draw:text-style-name="P1" draw:layer="layout" svg:width="25.199cm" svg:height="3.819cm" svg:x="1.402cm" svg:y="9.001cm" presentation:class="outline" presentation:user-transformed="true">
          <draw:text-box>
            <text:list text:style-name="L2">
              <text:list-header>
                <text:p text:style-name="P2">Лекция 2-3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Арифметические операции</text:p>
          </draw:text-box>
        </draw:frame>
        <draw:frame presentation:style-name="pr2" draw:text-style-name="P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Общая форма</text:p>
                <text:p>x = x + y</text:p>
              </text:list-item>
              <text:list-item>
                <text:p>Сокращенная форма</text:p>
                <text:p>x += y → x = x + y</text:p>
              </text:list-item>
              <text:list-item>
                <text:p>Операции инкремента</text:p>
                <text:p>x++ → x += 1 → x = x + 1</text:p>
                <text:p>x--</text:p>
              </text:list-item>
            </text:list>
          </draw:text-box>
        </draw:frame>
        <draw:frame presentation:style-name="pr2" draw:text-style-name="P1" draw:layer="layout" svg:width="12.6cm" svg:height="9.134cm" svg:x="14.5cm" svg:y="3.866cm" presentation:class="outline" presentation:user-transformed="true">
          <draw:text-box>
            <text:list text:style-name="L2">
              <text:list-item>
                <text:p>Остаток от деления</text:p>
                <text:p>x = x % y</text:p>
              </text:list-item>
              <text:list-item>
                <text:p>Деление</text:p>
                <text:p>x = x / y</text:p>
              </text:list-item>
              <text:list-item>
                <text:p>Если оба операнда деления являются целочисленными, то результат тоже является целочисленным, это приводит к трудноуловимым ошибка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Логические операции</text:p>
          </draw:text-box>
        </draw:frame>
        <draw:frame presentation:style-name="pr2" draw:text-style-name="P1" draw:layer="layout" svg:width="10.1cm" svg:height="9.134cm" svg:x="1.4cm" svg:y="3.685cm" presentation:class="outline" presentation:user-transformed="true">
          <draw:text-box>
            <text:list text:style-name="L2">
              <text:list-item>
                <text:p>Сравнение</text:p>
              </text:list-item>
            </text:list>
            <text:p>Равно ==</text:p>
            <text:p>Больше &gt;</text:p>
            <text:p>Меньше &lt;</text:p>
            <text:p>Больше или равно &gt;=</text:p>
            <text:p>Меньше или равно &lt;=</text:p>
            <text:p>Не равно !=</text:p>
          </draw:text-box>
        </draw:frame>
        <draw:frame presentation:style-name="pr2" draw:text-style-name="P1" draw:layer="layout" svg:width="10.1cm" svg:height="9.134cm" svg:x="13cm" svg:y="3.5cm" presentation:class="outline" presentation:user-transformed="true">
          <draw:text-box>
            <text:list text:style-name="L2">
              <text:list-item>
                <text:p>Результат выполнения логической операции — логическое значение истина (true) или ложь (fal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30:07.908435882</dc:date>
    <meta:editing-duration>PT1H56M45S</meta:editing-duration>
    <meta:editing-cycles>18</meta:editing-cycles>
    <meta:document-statistic meta:object-count="35"/>
  </office:meta>
</office:document-meta>
</file>